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db8cc" officeooo:paragraph-rsid="001db8cc" style:font-size-asian="10.5pt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 Mono" fo:language="fr" fo:country="FR" fo:font-weight="bold" officeooo:rsid="001d6a51" officeooo:paragraph-rsid="001d6a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db8cc" officeooo:paragraph-rsid="001db8cc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db8cc" officeooo:paragraph-rsid="001db8cc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db8cc" officeooo:paragraph-rsid="0020fe67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db8cc" officeooo:paragraph-rsid="00220e89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e6162" officeooo:paragraph-rsid="001e6162" style:font-size-asian="10.5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1f7449" officeooo:paragraph-rsid="001f7449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010aa" officeooo:paragraph-rsid="002010aa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0304f" officeooo:paragraph-rsid="0020304f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0304f" officeooo:paragraph-rsid="0020fe67" style:font-size-asian="10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3a75c" officeooo:paragraph-rsid="0023a75c" style:font-size-asian="10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53c94" officeooo:paragraph-rsid="00253c94" style:font-size-asian="10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543fe" officeooo:paragraph-rsid="002543fe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28f0a4" officeooo:paragraph-rsid="0028f0a4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97464" officeooo:paragraph-rsid="00297464" style:font-size-asian="10.5p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d07bf" officeooo:paragraph-rsid="002d07bf" style:font-size-asian="10.5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2e9ccc" officeooo:paragraph-rsid="002e9ccc" style:font-size-asian="10.5p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30babe" officeooo:paragraph-rsid="0030babe" style:font-size-asian="10.5p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329fc5" officeooo:paragraph-rsid="00329fc5" style:font-size-asian="10.5pt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329fc5" officeooo:paragraph-rsid="0034768b" style:font-size-asian="10.5p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34768b" officeooo:paragraph-rsid="0034768b" style:font-size-asian="10.5p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bold" officeooo:rsid="00364c11" officeooo:paragraph-rsid="00364c11" style:font-size-asian="10.5p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7b33e" officeooo:paragraph-rsid="0027b33e" style:font-size-asian="10.5p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7be57" officeooo:paragraph-rsid="0027be57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8a52e" officeooo:paragraph-rsid="0028a52e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28f0a4" officeooo:paragraph-rsid="0028f0a4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bold" officeooo:rsid="00297464" officeooo:paragraph-rsid="00297464" style:font-size-asian="10.5pt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bold" officeooo:rsid="002a094d" officeooo:paragraph-rsid="002a094d" style:font-size-asian="10.5pt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1d6a51" officeooo:paragraph-rsid="001d6a51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20fe67" style:font-weight-asian="bold" style:font-weight-complex="bold"/>
    </style:style>
    <style:style style:name="T4" style:family="text">
      <style:text-properties style:text-underline-style="none" fo:font-weight="bold" officeooo:rsid="00220e89" style:font-weight-asian="bold" style:font-weight-complex="bold"/>
    </style:style>
    <style:style style:name="T5" style:family="text">
      <style:text-properties style:text-underline-style="none" officeooo:rsid="0020304f"/>
    </style:style>
    <style:style style:name="T6" style:family="text">
      <style:text-properties style:text-underline-style="none" officeooo:rsid="0020fe67"/>
    </style:style>
    <style:style style:name="T7" style:family="text">
      <style:text-properties style:text-underline-style="none" officeooo:rsid="00220e89"/>
    </style:style>
    <style:style style:name="T8" style:family="text">
      <style:text-properties style:text-underline-style="none" officeooo:rsid="00273a19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bc5c1" style:font-weight-asian="normal" style:font-weight-complex="normal"/>
    </style:style>
    <style:style style:name="T11" style:family="text">
      <style:text-properties style:text-underline-style="none" fo:font-weight="normal" officeooo:rsid="00329fc5" style:font-weight-asian="normal" style:font-weight-complex="normal"/>
    </style:style>
    <style:style style:name="T12" style:family="text">
      <style:text-properties style:text-underline-style="none" fo:font-weight="normal" officeooo:rsid="0034768b" style:font-weight-asian="normal" style:font-weight-complex="normal"/>
    </style:style>
    <style:style style:name="T13" style:family="text">
      <style:text-properties style:text-underline-style="none" fo:font-weight="normal" officeooo:rsid="00364c11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Interstellar – examen 2018</text:p>
      <text:p text:style-name="P2"/>
      <text:p text:style-name="P3">Partie I <text:s/>- Première fondation : La Lune</text:p>
      <text:p text:style-name="P1"/>
      <text:p text:style-name="P4">1.1 – Nombre de réseaux</text:p>
      <text:p text:style-name="P7"><text:span text:style-name="T1">Il faut 9 réseaux au total : 4 pour faire l’interconnexion pour les 5 réseaux.</text:span></text:p>
      <text:p text:style-name="P4"><text:span text:style-name="T1"/></text:p>
      <text:p text:style-name="P4">1.2 – Topologie</text:p>
      <text:p text:style-name="P8"><text:span text:style-name="T1">Voir feuille</text:span></text:p>
      <text:p text:style-name="P4"><text:span text:style-name="T1"/></text:p>
      <text:p text:style-name="P4">1.3 – Plan d’adressage</text:p>
      <text:p text:style-name="P8"><text:span text:style-name="T1">223.1.0.0/20 → Besoin de faire 9 réseaux</text:span></text:p>
      <text:p text:style-name="P9"><text:span text:style-name="T1">4096 /20</text:span></text:p>
      <text:p text:style-name="P10"><text:span text:style-name="T1">1024 /21</text:span></text:p>
      <text:p text:style-name="P10"><text:span text:style-name="T1">1024 /22</text:span></text:p>
      <text:p text:style-name="P10"><text:span text:style-name="T1">512 /23</text:span></text:p>
      <text:p text:style-name="P12"><text:span text:style-name="T1">256 /24</text:span></text:p>
      <text:p text:style-name="P9"><text:span text:style-name="T1"/></text:p>
      <text:p text:style-name="P9"><text:span text:style-name="T1">→ ce qui commence à 0</text:span></text:p>
      <text:p text:style-name="P9"><text:span text:style-name="T1">22</text:span><text:span text:style-name="T5">3</text:span><text:span text:style-name="T1">.1.0.0 /21 : réservé pour </text:span><text:span text:style-name="T2">A</text:span></text:p>
      <text:p text:style-name="P9"><text:span text:style-name="T1"/></text:p>
      <text:p text:style-name="P9"><text:span text:style-name="T1">→ ce qui commence à 1</text:span></text:p>
      <text:p text:style-name="P9"><text:span text:style-name="T1">22</text:span><text:span text:style-name="T5">3</text:span><text:span text:style-name="T1">.1.1.0 /21</text:span></text:p>
      <text:p text:style-name="P10"><text:span text:style-name="T1">On resépare</text:span></text:p>
      <text:p text:style-name="P10"><text:span text:style-name="T1">→ 0 /22</text:span></text:p>
      <text:p text:style-name="P11"><text:span text:style-name="T1"><text:tab/>→ 0 /23</text:span></text:p>
      <text:p text:style-name="P11"><text:span text:style-name="T1"><text:tab/></text:span><text:span text:style-name="T6">223.1.8.0 /23 : réservé pour </text:span><text:span text:style-name="T3">B </text:span><text:span text:style-name="T7">(8+0+0)</text:span></text:p>
      <text:p text:style-name="P11"><text:span text:style-name="T3"/></text:p>
      <text:p text:style-name="P11"><text:span text:style-name="T1"><text:tab/>→ 1 /23</text:span></text:p>
      <text:p text:style-name="P5"><text:span text:style-name="T1"><text:tab/></text:span><text:span text:style-name="T6">223.1.10.0 /23 : réserve pour </text:span><text:span text:style-name="T3">C </text:span><text:span text:style-name="T7">(8+0+2)</text:span></text:p>
      <text:p text:style-name="P10"><text:span text:style-name="T1"/></text:p>
      <text:p text:style-name="P10"><text:span text:style-name="T1">→ 1 /22</text:span></text:p>
      <text:p text:style-name="P10"><text:span text:style-name="T1"><text:tab/>→ 0 /23</text:span></text:p>
      <text:p text:style-name="P10"><text:span text:style-name="T1"><text:tab/></text:span><text:span text:style-name="T6">223.1.12.0 /23 : réservé pour </text:span><text:span text:style-name="T3">D </text:span><text:span text:style-name="T7">(8+4+0)</text:span></text:p>
      <text:p text:style-name="P10"><text:span text:style-name="T3"/></text:p>
      <text:p text:style-name="P10"><text:span text:style-name="T1"><text:tab/>→ 1 /23</text:span></text:p>
      <text:p text:style-name="P4"><text:span text:style-name="T1"><text:tab/><text:tab/>→</text:span><text:span text:style-name="T6"> 0 /24</text:span></text:p>
      <text:p text:style-name="P4"><text:span text:style-name="T6"><text:tab/><text:tab/>223.1.14.0 /24 : </text:span><text:span text:style-name="T7">réservé pour </text:span><text:span text:style-name="T4">E</text:span><text:span text:style-name="T6"> </text:span><text:span text:style-name="T7">(8+4+2+0)</text:span></text:p>
      <text:p text:style-name="P4"><text:span text:style-name="T6"/></text:p>
      <text:p text:style-name="P4"><text:span text:style-name="T6"><text:tab/><text:tab/>→ 1 /24</text:span></text:p>
      <text:p text:style-name="P6"><text:span text:style-name="T6"><text:tab/><text:tab/>223.1.15.0 /24 </text:span><text:span text:style-name="T7">(8+4+2+1)</text:span></text:p>
      <text:p text:style-name="P4"><text:span text:style-name="T1"/></text:p>
      <text:p text:style-name="P13"><text:span text:style-name="T1">223.1.15.0 /31 :</text:span></text:p>
      <text:p text:style-name="P13"><text:span text:style-name="T1"><text:tab/>0 /31</text:span></text:p>
      <text:p text:style-name="P13"><text:span text:style-name="T1"><text:tab/>2 /31</text:span></text:p>
      <text:p text:style-name="P13"><text:span text:style-name="T1"><text:tab/>4 /31</text:span></text:p>
      <text:p text:style-name="P13"><text:span text:style-name="T1"><text:tab/>6 /31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1.4 – Interconnexion avec la Terre</text:p>
      <text:p text:style-name="P14"><text:span text:style-name="T1">Interface interstellaire avec adresse 42.42.42.2 /24.</text:span></text:p>
      <text:p text:style-name="P14"><text:span text:style-name="T1">Ajouter </text:span><text:span text:style-name="T8">8</text:span><text:span text:style-name="T1"> routes. </text:span></text:p>
      <text:p text:style-name="P4"><text:span text:style-name="T1"/></text:p>
      <text:p text:style-name="P4">1.5 – Communication avec le serveur web de l’Enseeiht</text:p>
      <text:p text:style-name="P24">DHCP demander une adresse (discover, request, ack).</text:p>
      <text:p text:style-name="P24">On envoie la requête DNS au serveur DNS sur A et A s’occupe du reste.</text:p>
      <text:p text:style-name="P25">DNS va demander la racine, elle va renvoyer où est .fr.</text:p>
      <text:p text:style-name="P26">6 secondes avant d’avoir la réponse.</text:p>
      <text:p text:style-name="P26">Ensuite mise en place avec enseeiht avec TCP.</text:p>
      <text:p text:style-name="P26">On passe à 8,8 sec pour le reply.</text:p>
      <text:p text:style-name="P26">Ensuite on envoie un get http qui ack en même temps le sinack reçu.</text:p>
      <text:p text:style-name="P26">On arrive à 9-10 secondes.</text:p>
      <text:p text:style-name="P26">Pour avoir une réaction quand on clique sur le terminal → 11,2 secondes.</text:p>
      <text:p text:style-name="P26"/>
      <text:p text:style-name="P15">Bonus</text:p>
      <text:p text:style-name="P27">Si aucune station Terra n’était visible de Luna, on devrait mettre des satellites autour de la terre et quand ils ont une visibilité, ils stockent. Quand il y a relai de visible, ils envoient ce qu’ils avaient stocké.</text:p>
      <text:p text:style-name="P27"/>
      <text:p text:style-name="P28">Partie II – Deuxième Fondation</text:p>
      <text:p text:style-name="P28"><text:span text:style-name="T14"/></text:p>
      <text:p text:style-name="P16"><text:span text:style-name="T14">2.1 – Choix de la MTU</text:span></text:p>
      <text:p text:style-name="P29"><text:span text:style-name="T14">Taille maximum que le support niveau 2 peut supporter.</text:span></text:p>
      <text:p text:style-name="P16"><text:span text:style-name="T9">Plus la taille est petite, moins on a de chance d’avoir des erreurs dessus. Permet de couper en plus petit bouts et retransmettre que les petits bouts perdus.</text:span></text:p>
      <text:p text:style-name="P16"><text:span text:style-name="T9"/></text:p>
      <text:p text:style-name="P16"><text:span text:style-name="T14">2.2 – Détection de la MTU</text:span></text:p>
      <text:p text:style-name="P16"><text:span text:style-name="T9">MSS : maximum segment sized, taille du segment donné dans un segment </text:span><text:span text:style-name="T10">TCP. Taille maximum du morceau de données qu’on met dans TCP.</text:span></text:p>
      <text:p text:style-name="P16"><text:span text:style-name="T9">MSS peut être que 40 octets. </text:span></text:p>
      <text:p text:style-name="P17"><text:span text:style-name="T9">Au premier qui dépasse 40 octets, la fragmentation est nécessaire.</text:span></text:p>
      <text:p text:style-name="P18"><text:span text:style-name="T9">Il faut au moins un aller retour. 40 minutes pour se rendre compte qu’il y a eu une erreur.</text:span></text:p>
      <text:p text:style-name="P18"><text:span text:style-name="T9"/></text:p>
      <text:p text:style-name="P18"><text:span text:style-name="T14">2.3 – MSS Clamping</text:span></text:p>
      <text:p text:style-name="P18"><text:span text:style-name="T9"/></text:p>
      <text:p text:style-name="P18"><text:span text:style-name="T9"/></text:p>
      <text:p text:style-name="P18"><text:span text:style-name="T14">2.4 – Envoie d’un mail</text:span></text:p>
      <text:p text:style-name="P19"><text:span text:style-name="T9">a) </text:span><text:span text:style-name="T11">Numérotation. TCP c’est port source (Colonie)</text:span></text:p>
      <text:p text:style-name="P20"><text:span text:style-name="T9">b) </text:span></text:p>
      <text:p text:style-name="P22"><text:span text:style-name="T9">communication mail définie par socket source (adresse IP source, protocole TCP, n° port) et socket destination.</text:span></text:p>
      <text:p text:style-name="P22"><text:span text:style-name="T9">On veut que le routeur de la terre laisse passer les paquets de ce type là.</text:span></text:p>
      <text:p text:style-name="P21"><text:span text:style-name="T12">Deux règles :</text:span></text:p>
      <text:p text:style-name="P22"><text:soft-page-break/><text:span text:style-name="T9">règle qui permet au serveur de la colonie d’envoyer ces messages.</text:span></text:p>
      <text:p text:style-name="P22"><text:span text:style-name="T9">Tout ce qui vient de l’adresse source qui fait du TCP et qui est à destination de 25 on l’accepte.</text:span></text:p>
      <text:p text:style-name="P22"><text:span text:style-name="T9">Tout ce qui vient de l’adresse IP du serveur T à destination de C qui utilise TCP et qui a comme port &gt; 1024 on l’accepte.</text:span></text:p>
      <text:p text:style-name="P22"><text:span text:style-name="T9"/></text:p>
      <text:p text:style-name="P22"><text:span text:style-name="T9">c) </text:span><text:span text:style-name="T13">Awnd taille de fenêtre que peut recevoir T</text:span></text:p>
      <text:p text:style-name="P23"><text:span text:style-name="T9">Terre peut recevoir que 250 octets</text:span></text:p>
      <text:p text:style-name="P23"><text:span text:style-name="T9">Met 20 minutes à arriver.</text:span></text:p>
      <text:p text:style-name="P23"><text:span text:style-name="T9">Sinack 40 minutes</text:span></text:p>
      <text:p text:style-name="P23"><text:span text:style-name="T9">Envoie taille awnd 40 minutes</text:span></text:p>
      <text:p text:style-name="P23"><text:span text:style-name="T9">reçoit l’ack</text:span></text:p>
      <text:p text:style-name="P23"><text:span text:style-name="T9">envoie une deuxième partie 40 minutes</text:span></text:p>
      <text:p text:style-name="P23"><text:span text:style-name="T9">Puis fermer la communication 40 minutes</text:span></text:p>
      <text:p text:style-name="P23"><text:span text:style-name="T9"/></text:p>
      <text:p text:style-name="P23"><text:span text:style-name="T9">→ On émet 180 minutes au mieux pour communiquer avec la terre. </text:span></text:p>
      <text:p text:style-name="P23"><text:span text:style-name="T9"/></text:p>
      <text:p text:style-name="P23"><text:span text:style-name="T9">d) Dans le cas de eprtes, il faut la détecter donc il faut fixer un RTO. Il faut modifier le RTO de TCP de base qui est d’une seconde.</text:span></text:p>
      <text:p text:style-name="P23"><text:span text:style-name="T9">On est obligé d’attendre le sin sinack. </text:span></text:p>
      <text:p text:style-name="P23"><text:span text:style-name="T9">Mauvaise idé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8:05:39.567980711</meta:creation-date>
    <meta:generator>LibreOffice/6.0.7.3$Linux_X86_64 LibreOffice_project/00m0$Build-3</meta:generator>
    <dc:date>2019-10-11T09:17:32.019540467</dc:date>
    <meta:editing-duration>PT1H11M41S</meta:editing-duration>
    <meta:editing-cycles>27</meta:editing-cycles>
    <meta:document-statistic meta:table-count="0" meta:image-count="0" meta:object-count="0" meta:page-count="3" meta:paragraph-count="82" meta:word-count="598" meta:character-count="3185" meta:non-whitespace-character-count="2632"/>
  </office:meta>
</office:document-meta>
</file>